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ALVEZ AVELLANEDA, LEN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JA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ALVEZ AVELLANEDA DARW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VELLANEDA DIAZ MARIA ESTH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66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19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715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2:4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